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2f09" officeooo:paragraph-rsid="000a2f09"/>
    </style:style>
    <style:style style:name="P2" style:family="paragraph" style:parent-style-name="Standard">
      <style:text-properties officeooo:rsid="000b0007" officeooo:paragraph-rsid="000b0007"/>
    </style:style>
    <style:style style:name="P3" style:family="paragraph" style:parent-style-name="Standard">
      <style:text-properties officeooo:rsid="000b04ad" officeooo:paragraph-rsid="000b04ad"/>
    </style:style>
    <style:style style:name="P4" style:family="paragraph" style:parent-style-name="Standard">
      <style:text-properties officeooo:rsid="000bd385" officeooo:paragraph-rsid="000bd385"/>
    </style:style>
    <style:style style:name="P5" style:family="paragraph" style:parent-style-name="Standard">
      <style:text-properties officeooo:rsid="000c2c55" officeooo:paragraph-rsid="000c2c55"/>
    </style:style>
    <style:style style:name="P6" style:family="paragraph" style:parent-style-name="Standard">
      <style:text-properties fo:font-weight="bold" officeooo:rsid="000c2c55" officeooo:paragraph-rsid="000c2c55" style:font-weight-asian="bold" style:font-weight-complex="bold"/>
    </style:style>
    <style:style style:name="P7" style:family="paragraph" style:parent-style-name="Standard">
      <style:paragraph-properties fo:text-align="center" style:justify-single-word="false"/>
      <style:text-properties fo:font-weight="bold" officeooo:rsid="000ec948" officeooo:paragraph-rsid="000ec948" style:font-weight-asian="bold" style:font-weight-complex="bold"/>
    </style:style>
    <style:style style:name="P8" style:family="paragraph" style:parent-style-name="Standard">
      <style:text-properties fo:font-weight="bold" officeooo:rsid="000d5e54" officeooo:paragraph-rsid="000d5e54" style:font-weight-asian="bold" style:font-weight-complex="bold"/>
    </style:style>
    <style:style style:name="P9" style:family="paragraph" style:parent-style-name="Standard">
      <style:text-properties fo:font-size="14pt" fo:font-weight="bold" officeooo:rsid="001421e8" officeooo:paragraph-rsid="001421e8" style:font-size-asian="14pt" style:font-weight-asian="bold" style:font-size-complex="14pt" style:font-weight-complex="bold"/>
    </style:style>
    <style:style style:name="P10" style:family="paragraph" style:parent-style-name="Standard" style:list-style-name="L1">
      <style:text-properties officeooo:rsid="000a2f09" officeooo:paragraph-rsid="000a2f09"/>
    </style:style>
    <style:style style:name="P11" style:family="paragraph" style:parent-style-name="Standard" style:list-style-name="L2">
      <style:text-properties officeooo:rsid="000a2f09" officeooo:paragraph-rsid="000a2f09"/>
    </style:style>
    <style:style style:name="P12" style:family="paragraph" style:parent-style-name="Standard" style:list-style-name="L3">
      <style:text-properties officeooo:rsid="000a2f09" officeooo:paragraph-rsid="000a2f09"/>
    </style:style>
    <style:style style:name="P13" style:family="paragraph" style:parent-style-name="Standard" style:list-style-name="L4">
      <style:text-properties officeooo:rsid="000a2f09" officeooo:paragraph-rsid="000a2f09"/>
    </style:style>
    <style:style style:name="P14" style:family="paragraph" style:parent-style-name="Standard" style:list-style-name="L5">
      <style:text-properties officeooo:rsid="000a2f09" officeooo:paragraph-rsid="000a2f09"/>
    </style:style>
    <style:style style:name="P15" style:family="paragraph" style:parent-style-name="Standard" style:list-style-name="L6">
      <style:text-properties officeooo:rsid="000a2f09" officeooo:paragraph-rsid="000a2f09"/>
    </style:style>
    <style:style style:name="P16" style:family="paragraph" style:parent-style-name="Standard">
      <style:text-properties officeooo:rsid="000a2f09" officeooo:paragraph-rsid="000a2f09"/>
    </style:style>
    <style:style style:name="P17" style:family="paragraph" style:parent-style-name="Standard" style:list-style-name="L13">
      <style:text-properties officeooo:rsid="000a2f09" officeooo:paragraph-rsid="0023c10d"/>
    </style:style>
    <style:style style:name="P18" style:family="paragraph" style:parent-style-name="Standard" style:list-style-name="L2">
      <style:text-properties officeooo:rsid="000b04ad" officeooo:paragraph-rsid="000b04ad"/>
    </style:style>
    <style:style style:name="P19" style:family="paragraph" style:parent-style-name="Standard" style:list-style-name="L3">
      <style:text-properties officeooo:rsid="000b04ad" officeooo:paragraph-rsid="000b04ad"/>
    </style:style>
    <style:style style:name="P20" style:family="paragraph" style:parent-style-name="Standard" style:list-style-name="L5">
      <style:text-properties officeooo:rsid="000b04ad" officeooo:paragraph-rsid="000b04ad"/>
    </style:style>
    <style:style style:name="P21" style:family="paragraph" style:parent-style-name="Standard" style:list-style-name="L7">
      <style:text-properties officeooo:rsid="000b04ad" officeooo:paragraph-rsid="000b04ad"/>
    </style:style>
    <style:style style:name="P22" style:family="paragraph" style:parent-style-name="Standard" style:list-style-name="L8">
      <style:text-properties officeooo:rsid="000b04ad" officeooo:paragraph-rsid="000b04ad"/>
    </style:style>
    <style:style style:name="P23" style:family="paragraph" style:parent-style-name="Standard" style:list-style-name="L3">
      <style:text-properties officeooo:rsid="000b0007" officeooo:paragraph-rsid="000b0007"/>
    </style:style>
    <style:style style:name="P24" style:family="paragraph" style:parent-style-name="Standard" style:list-style-name="L7">
      <style:text-properties officeooo:rsid="000b0007" officeooo:paragraph-rsid="000b0007"/>
    </style:style>
    <style:style style:name="P25" style:family="paragraph" style:parent-style-name="Standard" style:list-style-name="L9">
      <style:text-properties officeooo:rsid="000b0007" officeooo:paragraph-rsid="000b0007"/>
    </style:style>
    <style:style style:name="P26" style:family="paragraph" style:parent-style-name="Standard" style:list-style-name="L10">
      <style:text-properties officeooo:rsid="000b0007" officeooo:paragraph-rsid="000b0007"/>
    </style:style>
    <style:style style:name="P27" style:family="paragraph" style:parent-style-name="Standard" style:list-style-name="L9">
      <style:text-properties officeooo:paragraph-rsid="000b0007"/>
    </style:style>
    <style:style style:name="P28" style:family="paragraph" style:parent-style-name="Standard" style:list-style-name="L11">
      <style:text-properties officeooo:rsid="000bd385" officeooo:paragraph-rsid="000bd385"/>
    </style:style>
    <style:style style:name="P29" style:family="paragraph" style:parent-style-name="Standard">
      <style:text-properties officeooo:rsid="000c2c55" officeooo:paragraph-rsid="000c2c55"/>
    </style:style>
    <style:style style:name="P30" style:family="paragraph" style:parent-style-name="Standard">
      <style:text-properties officeooo:rsid="002074d7" officeooo:paragraph-rsid="002074d7"/>
    </style:style>
    <style:style style:name="P31" style:family="paragraph" style:parent-style-name="Standard" style:list-style-name="L12">
      <style:text-properties officeooo:rsid="002074d7" officeooo:paragraph-rsid="002074d7"/>
    </style:style>
    <style:style style:name="P32" style:family="paragraph" style:parent-style-name="Standard">
      <style:text-properties officeooo:rsid="0022e5b5" officeooo:paragraph-rsid="0022e5b5"/>
    </style:style>
    <style:style style:name="P33" style:family="paragraph" style:parent-style-name="Standard" style:list-style-name="L13">
      <style:text-properties officeooo:rsid="0022e5b5" officeooo:paragraph-rsid="0022e5b5"/>
    </style:style>
    <style:style style:name="P34" style:family="paragraph" style:parent-style-name="Standard" style:list-style-name="L6">
      <style:text-properties officeooo:rsid="002558a0" officeooo:paragraph-rsid="002558a0"/>
    </style:style>
    <style:style style:name="P35" style:family="paragraph" style:parent-style-name="Standard">
      <style:text-properties fo:font-weight="bold" officeooo:rsid="00296b3a" officeooo:paragraph-rsid="00296b3a" style:font-weight-asian="bold" style:font-weight-complex="bold"/>
    </style:style>
    <style:style style:name="P36" style:family="paragraph" style:parent-style-name="Standard">
      <style:text-properties fo:font-weight="bold" officeooo:rsid="002bd060" officeooo:paragraph-rsid="002bd060" style:font-weight-asian="bold" style:font-weight-complex="bold"/>
    </style:style>
    <style:style style:name="P37" style:family="paragraph" style:parent-style-name="Standard">
      <style:text-properties fo:font-weight="bold" officeooo:rsid="0032d767" officeooo:paragraph-rsid="0032d767"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296b3a" officeooo:paragraph-rsid="00296b3a" style:font-weight-asian="bold" style:font-weight-complex="bold"/>
    </style:style>
    <style:style style:name="P39" style:family="paragraph" style:parent-style-name="Standard">
      <style:text-properties fo:font-weight="normal" officeooo:rsid="00296b3a" officeooo:paragraph-rsid="00296b3a" style:font-weight-asian="normal" style:font-weight-complex="normal"/>
    </style:style>
    <style:style style:name="P40" style:family="paragraph" style:parent-style-name="Standard">
      <style:text-properties fo:font-weight="normal" officeooo:rsid="00296b3a" officeooo:paragraph-rsid="00302335" style:font-weight-asian="normal" style:font-weight-complex="normal"/>
    </style:style>
    <style:style style:name="P41" style:family="paragraph" style:parent-style-name="Standard">
      <style:text-properties fo:font-weight="normal" officeooo:rsid="00296b3a" officeooo:paragraph-rsid="0031cb21" style:font-weight-asian="normal" style:font-weight-complex="normal"/>
    </style:style>
    <style:style style:name="P42" style:family="paragraph" style:parent-style-name="Standard">
      <style:text-properties fo:font-weight="normal" officeooo:rsid="0028ea28" officeooo:paragraph-rsid="00302335" style:font-weight-asian="normal" style:font-weight-complex="normal"/>
    </style:style>
    <style:style style:name="P43" style:family="paragraph" style:parent-style-name="Standard">
      <style:text-properties fo:font-weight="normal" officeooo:rsid="002bd060" officeooo:paragraph-rsid="002bd060" style:font-weight-asian="normal" style:font-weight-complex="normal"/>
    </style:style>
    <style:style style:name="P44" style:family="paragraph" style:parent-style-name="Standard">
      <style:text-properties fo:font-weight="normal" officeooo:rsid="0031cb21" officeooo:paragraph-rsid="0031cb21" style:font-weight-asian="normal" style:font-weight-complex="normal"/>
    </style:style>
    <style:style style:name="P45" style:family="paragraph" style:parent-style-name="Standard">
      <style:text-properties fo:font-weight="normal" officeooo:rsid="0032d767" officeooo:paragraph-rsid="0032d767" style:font-weight-asian="normal" style:font-weight-complex="normal"/>
    </style:style>
    <style:style style:name="T1" style:family="text">
      <style:text-properties officeooo:rsid="000b0007"/>
    </style:style>
    <style:style style:name="T2" style:family="text">
      <style:text-properties officeooo:rsid="000b04ad"/>
    </style:style>
    <style:style style:name="T3" style:family="text">
      <style:text-properties fo:background-color="#fff200" loext:char-shading-value="0"/>
    </style:style>
    <style:style style:name="T4" style:family="text">
      <style:text-properties fo:background-color="#fff200" loext:char-shading-value="0"/>
    </style:style>
    <style:style style:name="T5" style:family="text">
      <style:text-properties fo:font-weight="bold" style:font-weight-asian="bold" style:font-weight-complex="bold"/>
    </style:style>
    <style:style style:name="T6" style:family="text">
      <style:text-properties fo:font-weight="bold" officeooo:rsid="001b61c9" style:font-weight-asian="bold" style:font-weight-complex="bold"/>
    </style:style>
    <style:style style:name="T7" style:family="text">
      <style:text-properties fo:font-weight="bold" officeooo:rsid="001c38a1" style:font-weight-asian="bold" style:font-weight-complex="bold"/>
    </style:style>
    <style:style style:name="T8" style:family="text">
      <style:text-properties fo:font-weight="bold" officeooo:rsid="001e0b28" style:font-weight-asian="bold" style:font-weight-complex="bold"/>
    </style:style>
    <style:style style:name="T9" style:family="text">
      <style:text-properties fo:font-weight="bold" officeooo:rsid="0028bb0f" style:font-weight-asian="bold" style:font-weight-complex="bold"/>
    </style:style>
    <style:style style:name="T10" style:family="text">
      <style:text-properties fo:font-weight="bold" officeooo:rsid="00294029"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officeooo:rsid="001117aa"/>
    </style:style>
    <style:style style:name="T13" style:family="text">
      <style:text-properties fo:background-color="#faa61a" loext:char-shading-value="0"/>
    </style:style>
    <style:style style:name="T14" style:family="text">
      <style:text-properties officeooo:rsid="001b61c9"/>
    </style:style>
    <style:style style:name="T15" style:family="text">
      <style:text-properties officeooo:rsid="0022e5b5"/>
    </style:style>
    <style:style style:name="T16" style:family="text">
      <style:text-properties officeooo:rsid="000a2f09"/>
    </style:style>
    <style:style style:name="T17" style:family="text">
      <style:text-properties fo:background-color="transparent" loext:char-shading-value="0"/>
    </style:style>
    <style:style style:name="T18" style:family="text">
      <style:text-properties officeooo:rsid="0026e236"/>
    </style:style>
    <style:style style:name="T19" style:family="text">
      <style:text-properties officeooo:rsid="0028ea28"/>
    </style:style>
    <style:style style:name="T20" style:family="text">
      <style:text-properties officeooo:rsid="00296b3a"/>
    </style:style>
    <style:style style:name="T21" style:family="text">
      <style:text-properties officeooo:rsid="002c57e1"/>
    </style:style>
    <style:style style:name="T22" style:family="text">
      <style:text-properties officeooo:rsid="00302335"/>
    </style:style>
    <style:style style:name="T23" style:family="text">
      <style:text-properties officeooo:rsid="0031cb21"/>
    </style:style>
    <style:style style:name="T24" style:family="text">
      <style:text-properties officeooo:rsid="0033fbbb"/>
    </style:style>
    <style:style style:name="T25" style:family="text">
      <style:text-properties officeooo:rsid="00372c70"/>
    </style:style>
    <style:style style:name="T26" style:family="text">
      <style:text-properties officeooo:rsid="0038de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MPLATE CREATION – INSIDER <text:span text:style-name="T12">TRADING </text:span>PROHIBITION REGULATIONS</text:p>
      <text:p text:style-name="P6"/>
      <text:p text:style-name="P38">Possible cases to capture:</text:p>
      <text:p text:style-name="P35"/>
      <text:p text:style-name="P35"><text:span text:style-name="T23">Identifying </text:span>Entities:</text:p>
      <text:p text:style-name="P39">1. Simple case – ‘<text:span text:style-name="T21">shall’ / ‘shall be’</text:span></text:p>
      <text:p text:style-name="P40">2. More than 2 entities – Mention the regulation under all the entities involved</text:p>
      <text:p text:style-name="P40"><text:tab/><text:span text:style-name="T19">1. Next to next nouns separated by commas</text:span></text:p>
      <text:p text:style-name="P42"><text:tab/>2. Separate with ‘shall’</text:p>
      <text:p text:style-name="P40"><text:span text:style-name="T22">3. </text:span>Negative case : shall -&gt; shall not </text:p>
      <text:p text:style-name="P39"><text:span text:style-name="T23">4.</text:span> Complex structure</text:p>
      <text:p text:style-name="P39"/>
      <text:p text:style-name="P35"><text:span text:style-name="T24">Identifying </text:span>Conditions:</text:p>
      <text:p text:style-name="P39">1. Before entities – starts with the annotation words</text:p>
      <text:p text:style-name="P39">2. Between entities and ‘shall’</text:p>
      <text:p text:style-name="P39">3. After ‘shall’ - comma detection</text:p>
      <text:p text:style-name="P39"/>
      <text:p text:style-name="P37"><text:span text:style-name="T24">Identifying </text:span>Actions:</text:p>
      <text:p text:style-name="P45">1. Remaining tokens</text:p>
      <text:p text:style-name="P39"/>
      <text:p text:style-name="P36">Rule <text:span text:style-name="T23">Context </text:span>Expansion:</text:p>
      <text:p text:style-name="P43">1. Definition words – Mention in paranthesis next to words</text:p>
      <text:p text:style-name="P43"><text:tab/>1. General – chapter 2</text:p>
      <text:p text:style-name="P43"><text:tab/>2. Rule specific – Tag ‘Explanation’</text:p>
      <text:p text:style-name="P43"><text:tab/><text:span text:style-name="T25">3. Chapter Specific – Definitions tag</text:span></text:p>
      <text:p text:style-name="P43">2. ‘this Chapter’ - Replace with chapter name</text:p>
      <text:p text:style-name="P44">3. <text:span text:style-name="T20">Regulations pointers – Mention both regulations under both entities involved, parent first</text:span></text:p>
      <text:p text:style-name="P41"><text:tab/>1. ‘such’</text:p>
      <text:p text:style-name="P41"><text:tab/>2. regulation ‘int’</text:p>
      <text:p text:style-name="P41"><text:tab/>3. subregulation ‘(int)’</text:p>
      <text:p text:style-name="P43"/>
      <text:p text:style-name="P6"/>
      <text:p text:style-name="P6">Level1: SEBI</text:p>
      <text:p text:style-name="P5"/>
      <text:p text:style-name="P5">Securities and Exchange Board of India Act, 1992 (15 of 1992).</text:p>
      <text:p text:style-name="P5"/>
      <text:p text:style-name="P5"><text:span text:style-name="T5">Level2: </text:span><text:span text:style-name="T10">Entities</text:span> (Prohibition of Insider trading regulations alone considered here)</text:p>
      <text:p text:style-name="P8"><text:span text:style-name="T11">Note</text:span>: Highlighted – definition words</text:p>
      <text:p text:style-name="P5"/>
      <text:p text:style-name="P5">1. <text:span text:style-name="T3">Insider</text:span></text:p>
      <text:p text:style-name="P5">2. Person</text:p>
      <text:p text:style-name="P5">3. board of directors</text:p>
      <text:p text:style-name="P5">4. <text:span text:style-name="T3">connected persons</text:span></text:p>
      <text:p text:style-name="P5">5. <text:span text:style-name="T3">board</text:span></text:p>
      <text:p text:style-name="P5">6. <text:span text:style-name="T3">compliance officer</text:span></text:p>
      <text:p text:style-name="P5">7. company</text:p>
      <text:p text:style-name="P5">8. <text:span text:style-name="T2">market intermediary</text:span></text:p>
      <text:p text:style-name="P5">9. <text:span text:style-name="T3">promoter</text:span></text:p>
      <text:p text:style-name="P5">10. <text:span text:style-name="T1">key managerial personnel</text:span></text:p>
      <text:p text:style-name="P5">11. <text:s/><text:span text:style-name="T1">director of company</text:span></text:p>
      <text:p text:style-name="P5">12. <text:s/>employee <text:span text:style-name="T1">of company</text:span></text:p>
      <text:p text:style-name="P30">13. <text:span text:style-name="T4">unpublished price sensitive information</text:span></text:p>
      <text:p text:style-name="P5"><text:soft-page-break/></text:p>
      <text:p text:style-name="P6">Level3: Regulations for the actors</text:p>
      <text:p text:style-name="P5"/>
      <text:p text:style-name="P1">switch(insider <text:span text:style-name="T12">trading prohibition </text:span>rules):</text:p>
      <text:p text:style-name="P1"/>
      <text:p text:style-name="P1">case(insider):</text:p>
      <text:p text:style-name="P1"/>
      <text:list xml:id="list2393551771" text:style-name="L1">
        <text:list-item>
          <text:p text:style-name="P10">shall not communicate, provide, or allow access to any unpublished price sensitive information, relating to a company or securities listed or proposed to be listed, to any person including other insiders except where such communication is in furtherance of legitimate purposes, performance of duties or discharge of legal obligations.</text:p>
        </text:list-item>
        <text:list-item>
          <text:p text:style-name="P10">Shall trade in securities that are listed or proposed to be listed on a stock exchange when in possession of unpublished price sensitive information.</text:p>
        </text:list-item>
        <text:list-item>
          <text:p text:style-name="P10">Shall be entitled to formulate a trading plan and present it to the compliance officer for approval and public disclosure pursuant to which trades may be carried out on his behalf in accordance with such plan. <text:span text:style-name="T15">Such trading plan shall ....</text:span></text:p>
        </text:list-item>
        <text:list-item>
          <text:p text:style-name="P10">The <text:span text:style-name="T13">trading plan</text:span> once approved shall be irrevocable and the insider shall mandatorily have to implement the plan, without being entitled to either deviate from it or to execute any trade in the securities outside the scope of the trading plan.</text:p>
        </text:list-item>
      </text:list>
      <text:p text:style-name="P1"/>
      <text:p text:style-name="P1">case(person): <text:span text:style-name="T9">(generic)</text:span></text:p>
      <text:p text:style-name="P1"/>
      <text:list xml:id="list1929005656" text:style-name="L2">
        <text:list-item>
          <text:p text:style-name="P11">shall not procure from or cause the communication by any insider of unpublished price sensitive information, relating to a company or securities listed or proposed to be listed,</text:p>
          <text:p text:style-name="P11"><text:s/>except in furtherance of legitimate purposes, performance of duties or discharge of legal obligations.</text:p>
        </text:list-item>
        <text:list-item>
          <text:p text:style-name="P11">The disclosures to be made by any person under this Chapter shall include those relating to trading by such person’s immediate relatives, and by any other person for whom such person takes trading decisions.</text:p>
        </text:list-item>
        <text:list-item>
          <text:p text:style-name="P18">if(required to handle unpublished price sensitive information in the course of business operations):</text:p>
          <text:list>
            <text:list-item>
              <text:list>
                <text:list-item>
                  <text:p text:style-name="P18">shall formulate a code of conduct to regulate, monitor and report trading by employees and other connected persons towards achieving compliance with these regulations, adopting the minimum standards set out in Schedule B to these regulations, without diluting the provisions of these regulations in any manner.</text:p>
                </text:list-item>
              </text:list>
            </text:list-item>
          </text:list>
        </text:list-item>
        <text:list-item>
          <text:p text:style-name="P18">if(formulating a code of conduct):</text:p>
          <text:list>
            <text:list-item>
              <text:list>
                <text:list-item>
                  <text:p text:style-name="P18">shall identify and designate a compliance officer to administer the code of conduct and other requirements under these regulations.</text:p>
                </text:list-item>
              </text:list>
            </text:list-item>
          </text:list>
        </text:list-item>
      </text:list>
      <text:p text:style-name="P1"/>
      <text:p text:style-name="P30">case(unpublished price sensitive information):</text:p>
      <text:list xml:id="list3881413436" text:style-name="L12">
        <text:list-item>
          <text:p text:style-name="P31">may be communicated, provided, allowed access to or procured, in connection with a transaction that would:–</text:p>
          <text:p text:style-name="P31">(i) entail an obligation to make an open offer under the takeover regulations where the board of directors of the 9 [listed] company is of informed opinion that sharing of such information is in the best interests of the company;</text:p>
          <text:p text:style-name="P31">(ii) not attract the obligation to make an open offer under the takeover regulations but where the board of directors of the listed company is of informed opinion that sharing of such information is in the best interests of the company and the information that constitute unpublished price sensitive information is disseminated to be made generally available at least two trading days prior to the proposed transaction being effected in such form as the board of directors may determine to be adequate and fair to cover all relevant and material facts.</text:p>
        </text:list-item>
      </text:list>
      <text:p text:style-name="P30"><text:soft-page-break/></text:p>
      <text:p text:style-name="P32">case(trading plan):</text:p>
      <text:list xml:id="list243592747" text:style-name="L13">
        <text:list-item>
          <text:p text:style-name="P33">An insider s<text:span text:style-name="T16">hall be entitled to formulate a trading plan and present it to the compliance officer for approval and public disclosure pursuant to which trades may be carried out on his behalf in accordance with such plan. </text:span>Such trading plan shall ....</text:p>
        </text:list-item>
        <text:list-item>
          <text:p text:style-name="P17">The <text:span text:style-name="T17">trading plan</text:span> once approved shall be irrevocable and the insider shall mandatorily have to implement the plan, without being entitled to either deviate from it or to execute any trade in the securities outside the scope of the trading plan.</text:p>
        </text:list-item>
      </text:list>
      <text:p text:style-name="P30"/>
      <text:p text:style-name="P1">case(board of directors):</text:p>
      <text:p text:style-name="P1"/>
      <text:list xml:id="list3406236604" text:style-name="L3">
        <text:list-item>
          <text:p text:style-name="P12">shall require the parties to execute agreements to contract confidentiality and non-disclosure obligations on the part of such parties and <text:span text:style-name="T13">such parties</text:span> shall keep information so received confidential, except for the purpose of sub-regulation (3), and shall not otherwise trade in securities of the company when in possession of unpublished price sensitive information.</text:p>
        </text:list-item>
        <text:list-item>
          <text:p text:style-name="P23">if(securities are listed on a stock exchange):</text:p>
          <text:list>
            <text:list-item>
              <text:list>
                <text:list-item>
                  <text:p text:style-name="P23">shall formulate and publish on its official website, a code of practices and procedure for fair disclosure of unpublished price sensitive information that it would follow in order to adhere to each of the principles set out in Schedule A to these regulations, without diluting the provisions of these regulations in any manner.</text:p>
                </text:list-item>
              </text:list>
            </text:list-item>
          </text:list>
        </text:list-item>
        <text:list-item>
          <text:p text:style-name="P19">Shall formulate a code of conduct to regulate, monitor and report trading by its employees and other connected persons towards achieving compliance with these regulations, adopting the minimum standards set out in Schedule B to these regulations, without diluting the provisions of these regulations in any manner.</text:p>
        </text:list-item>
      </text:list>
      <text:p text:style-name="P1"/>
      <text:p text:style-name="P1">case(connected persons):</text:p>
      <text:p text:style-name="P1"/>
      <text:list xml:id="list1735104279" text:style-name="L4">
        <text:list-item>
          <text:p text:style-name="P13">In the case of connected persons the onus of establishing, that they were not in possession of unpublished price sensitive information, shall be on such connected persons and in other cases, the onus would be on the Board.</text:p>
        </text:list-item>
      </text:list>
      <text:p text:style-name="P1"/>
      <text:p text:style-name="P1">case(board): <text:span text:style-name="T14">(</text:span><text:span text:style-name="T6">generic rule</text:span><text:span text:style-name="T8">s</text:span><text:span text:style-name="T6">)</text:span></text:p>
      <text:p text:style-name="P1"/>
      <text:list xml:id="list2235727637" text:style-name="L5">
        <text:list-item>
          <text:p text:style-name="P14">may specify such standards and requirements, from time to time, as it may deem necessary for the purpose of these regulations.</text:p>
        </text:list-item>
        <text:list-item>
          <text:p text:style-name="P14">Any contravention of these regulations shall be dealt with by the Board in accordance with the Act.</text:p>
        </text:list-item>
        <text:list-item>
          <text:p text:style-name="P20">Shall have the power to issue directions through guidance notes or circulars in order to remove any difficulties in the interpretation or application of the provisions of these regulations.</text:p>
        </text:list-item>
      </text:list>
      <text:p text:style-name="P1"/>
      <text:p text:style-name="P1">case(compliance officer):</text:p>
      <text:p text:style-name="P1"/>
      <text:list xml:id="list4059356316" text:style-name="L6">
        <text:list-item>
          <text:p text:style-name="P34">if(trading plan approved):</text:p>
          <text:list>
            <text:list-item>
              <text:list>
                <text:list-item>
                  <text:p text:style-name="P15">shall review the trading plan to assess whether the plan would have any potential for violation of these regulations and shall be entitled to seek such express undertakings as may be necessary to enable such assessment and to approve and monitor the implementation of the plan.</text:p>
                </text:list-item>
              </text:list>
            </text:list-item>
          </text:list>
        </text:list-item>
        <text:list-item>
          <text:p text:style-name="P15"><text:span text:style-name="T1">Shall </text:span>notify the plan to the stock exchanges on which the securities are listed, <text:span text:style-name="T1">u</text:span>pon approval of the trading plan.</text:p>
        </text:list-item>
      </text:list>
      <text:p text:style-name="P1"/>
      <text:p text:style-name="P2">case(company):</text:p>
      <text:p text:style-name="P2"><text:soft-page-break/></text:p>
      <text:list xml:id="list3195149297" text:style-name="L7">
        <text:list-item>
          <text:p text:style-name="P24">The disclosures made under this Chapter shall be maintained by the company, for a minimum period of five years, in such form as may be specified.</text:p>
        </text:list-item>
        <text:list-item>
          <text:p text:style-name="P24">Shall notify the particulars of such trading to the stock exchange on which the securities are listed within two trading days of receipt of the disclosure or from becoming aware of such information.</text:p>
        </text:list-item>
        <text:list-item>
          <text:p text:style-name="P24">if(securities are listed on a stock exchange):</text:p>
          <text:list>
            <text:list-item>
              <text:list>
                <text:list-item>
                  <text:p text:style-name="P24">may at its discretion require any other connected person or class of connected persons to make disclosures of holdings and trading in securities of the company in such form and at such frequency as may be determined by the company in order to monitor compliance with these regulations.</text:p>
                </text:list-item>
              </text:list>
            </text:list-item>
          </text:list>
        </text:list-item>
        <text:list-item>
          <text:p text:style-name="P21">if(formulating a code of conduct):</text:p>
          <text:list>
            <text:list-item>
              <text:list>
                <text:list-item>
                  <text:p text:style-name="P21">shall identify and designate a compliance officer to administer the code of conduct and other requirements under these regulations.</text:p>
                </text:list-item>
              </text:list>
            </text:list-item>
          </text:list>
        </text:list-item>
      </text:list>
      <text:p text:style-name="P2"/>
      <text:p text:style-name="P3">case(market intermediary):</text:p>
      <text:p text:style-name="P3"/>
      <text:list xml:id="list208032072" text:style-name="L8">
        <text:list-item>
          <text:p text:style-name="P22">if(formulating a code of conduct):</text:p>
          <text:list>
            <text:list-item>
              <text:list>
                <text:list-item>
                  <text:p text:style-name="P22">shall identify and designate a compliance officer to administer the code of conduct and other requirements under these regulations.</text:p>
                </text:list-item>
              </text:list>
            </text:list-item>
          </text:list>
        </text:list-item>
      </text:list>
      <text:p text:style-name="P2"/>
      <text:p text:style-name="P2">case(promoter):</text:p>
      <text:p text:style-name="P2"/>
      <text:list xml:id="list1884573621" text:style-name="L9">
        <text:list-item>
          <text:p text:style-name="P25">if(securities are listed on any recognised stock exchange):</text:p>
          <text:list>
            <text:list-item>
              <text:list>
                <text:list-item>
                  <text:p text:style-name="P27"><text:span text:style-name="T1">shall </text:span>disclose his holding o<text:span text:style-name="T1">f </text:span>securities of the company as on the date of these regulations taking effect, to the company within thirty days of these regulations taking effect.</text:p>
                </text:list-item>
              </text:list>
            </text:list-item>
          </text:list>
        </text:list-item>
        <text:list-item>
          <text:p text:style-name="P27"><text:span text:style-name="T1">Shall </text:span>disclose his holding of securities of the company as on the date of appointment or becoming a promoter, to the company within seven days of such appointment or becoming a promoter.</text:p>
        </text:list-item>
        <text:list-item>
          <text:p text:style-name="P25">Shall disclose to the company the number of such securities acquired or disposed of within two trading days of such transaction, whether in one transaction or a series of transactions over any calendar quarter, aggregates to a traded value in excess of ten lakh rupees or such other value as may be specified.</text:p>
          <text:p text:style-name="P27"/>
        </text:list-item>
      </text:list>
      <text:p text:style-name="P2">case(key managerial personnel):</text:p>
      <text:p text:style-name="P2"/>
      <text:list xml:id="list124334662360330" text:continue-numbering="true" text:style-name="L9">
        <text:list-item>
          <text:p text:style-name="P25">if(securities are listed on any recognised stock exchange):</text:p>
          <text:list>
            <text:list-item>
              <text:list>
                <text:list-item>
                  <text:p text:style-name="P27"><text:span text:style-name="T1">shall </text:span>disclose his holding o<text:span text:style-name="T1">f </text:span>securities of the company as on the date of these regulations taking effect, to the company within thirty days of these regulations taking effect.</text:p>
                </text:list-item>
              </text:list>
            </text:list-item>
          </text:list>
        </text:list-item>
        <text:list-item>
          <text:p text:style-name="P25">Shall disclose his holding of securities of the company as on the date of appointment or becoming a promoter, to the company within seven days of such appointment or becoming a promoter.</text:p>
          <text:p text:style-name="P25"/>
        </text:list-item>
      </text:list>
      <text:p text:style-name="P2">case(director of company):</text:p>
      <text:p text:style-name="P2"/>
      <text:list xml:id="list124334714446768" text:continue-numbering="true" text:style-name="L9">
        <text:list-item>
          <text:p text:style-name="P25">if(securities are listed on any recognised stock exchange):</text:p>
          <text:list>
            <text:list-item>
              <text:list>
                <text:list-item>
                  <text:p text:style-name="P27"><text:span text:style-name="T1">shall </text:span>disclose his holding o<text:span text:style-name="T1">f </text:span>securities of the company as on the date of these regulations taking effect, to the company within thirty days of these regulations taking effect.</text:p>
                </text:list-item>
              </text:list>
            </text:list-item>
          </text:list>
        </text:list-item>
        <text:list-item>
          <text:p text:style-name="P25"><text:soft-page-break/>Shall disclose his holding of securities of the company as on the date of appointment or becoming a promoter, to the company within seven days of such appointment or becoming a promoter.</text:p>
        </text:list-item>
        <text:list-item>
          <text:p text:style-name="P25">Shall disclose to the company the number of such securities acquired or disposed of within two trading days of such transaction if the value of the securities traded, whether in one transaction or a series of transactions over any calendar quarter, aggregates to a traded value in excess of ten lakh rupees or such other value as may be specified.</text:p>
        </text:list-item>
      </text:list>
      <text:p text:style-name="P2"/>
      <text:p text:style-name="P2">case(employee of company):</text:p>
      <text:p text:style-name="P2"/>
      <text:list xml:id="list4103727635" text:style-name="L10">
        <text:list-item>
          <text:p text:style-name="P26">Shall disclose to the company the number of such securities acquired or disposed of within two trading days of such transaction if the value of the securities traded, whether in one transaction or a series of transactions over any calendar quarter, aggregates to a traded value in excess of ten lakh rupees or such other value as may be specified.</text:p>
        </text:list-item>
      </text:list>
      <text:p text:style-name="P2"/>
      <text:p text:style-name="P4">Default: <text:span text:style-name="T7">(generic rule</text:span><text:span text:style-name="T8">s</text:span><text:span text:style-name="T7">)</text:span></text:p>
      <text:p text:style-name="P4"/>
      <text:list xml:id="list1471478171" text:style-name="L11">
        <text:list-item>
          <text:p text:style-name="P28"><text:span text:style-name="T18">Rules without ‘actors+shall’ and ‘such’.</text:span></text:p>
          <text:p text:style-name="P28"/>
        </text:list-item>
      </text:list>
      <text:p text:style-name="P4"/>
      <text:p text:style-name="P9">For the note parts, create dictionary with keys as rule ids and values as the extra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8T21:07:23.255900409</meta:creation-date>
    <dc:date>2020-07-29T12:43:33.526644177</dc:date>
    <meta:editing-duration>PT2H41M37S</meta:editing-duration>
    <meta:editing-cycles>34</meta:editing-cycles>
    <meta:generator>LibreOffice/6.0.7.3$Linux_X86_64 LibreOffice_project/00m0$Build-3</meta:generator>
    <meta:document-statistic meta:table-count="0" meta:image-count="0" meta:object-count="0" meta:page-count="5" meta:paragraph-count="111" meta:word-count="1740" meta:character-count="10756" meta:non-whitespace-character-count="9153"/>
  </office:meta>
</office:document-meta>
</file>